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aktiv-grotesk" svg:font-family="aktiv-grotesk, sans-serif"/>
    <style:font-face style:name="breuer text" svg:font-family="'breuer text', sans-serif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62bab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G1" style:family="table-cell">
      <style:table-cell-properties style:vertical-align="middle" fo:background-color="#62bab3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G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a4c8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cfdde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#cfddec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00a4c8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#cfdde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#cfdde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itle">
      <style:text-properties fo:font-size="32pt" officeooo:rsid="00164d29" officeooo:paragraph-rsid="00164d29" style:font-size-asian="32pt" style:font-size-complex="32pt"/>
    </style:style>
    <style:style style:name="P5" style:family="paragraph" style:parent-style-name="Text_20_body">
      <style:paragraph-properties fo:text-align="center" style:justify-single-word="false"/>
      <style:text-properties fo:font-size="16pt" officeooo:rsid="00164d29" officeooo:paragraph-rsid="00164d29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fb8" officeooo:paragraph-rsid="001d9f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08f" officeooo:paragraph-rsid="001ca0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c648" officeooo:paragraph-rsid="001fc6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b3c3" officeooo:paragraph-rsid="0020b3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c5f8" officeooo:paragraph-rsid="0020c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_36_._20_Respuesta_20_nivel_20_1">
      <style:text-properties officeooo:paragraph-rsid="001fc648"/>
    </style:style>
    <style:style style:name="P13" style:family="paragraph" style:parent-style-name="_36_._20_Respuesta_20_nivel_20_1">
      <style:text-properties officeooo:rsid="001fc648" officeooo:paragraph-rsid="001fc648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ca08f" officeooo:paragraph-rsid="001ca0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_35_._20_Actividad_20_propuesta" style:list-style-name="Numbering_20_123"/>
    <style:style style:name="P16" style:family="paragraph" style:parent-style-name="_35_._20_Actividad_20_propuesta" style:list-style-name="">
      <style:text-properties officeooo:paragraph-rsid="001f8166"/>
    </style:style>
    <style:style style:name="P17" style:family="paragraph" style:parent-style-name="_35_._20_Actividad_20_propuesta" style:list-style-name="L4">
      <style:paragraph-properties fo:break-before="page"/>
      <style:text-properties officeooo:paragraph-rsid="001f8166"/>
    </style:style>
    <style:style style:name="P18" style:family="paragraph" style:parent-style-name="_35_._20_Actividad_20_propuesta" style:list-style-name="L4">
      <style:text-properties officeooo:paragraph-rsid="001f8166"/>
    </style:style>
    <style:style style:name="P19" style:family="paragraph" style:parent-style-name="_35_._20_Actividad_20_propuesta" style:list-style-name="L5">
      <style:text-properties officeooo:paragraph-rsid="001fc648"/>
    </style:style>
    <style:style style:name="P20" style:family="paragraph" style:parent-style-name="_36_._20_Respuesta_20_nivel_20_1" style:list-style-name="L1"/>
    <style:style style:name="P21" style:family="paragraph" style:parent-style-name="_36_._20_Respuesta_20_nivel_20_1" style:list-style-name="L2"/>
    <style:style style:name="P22" style:family="paragraph" style:parent-style-name="_36_._20_Respuesta_20_nivel_20_1" style:list-style-name="L3"/>
    <style:style style:name="P23" style:family="paragraph" style:parent-style-name="_36_._20_Respuesta_20_nivel_20_1" style:list-style-name="L3">
      <style:text-properties fo:font-weight="bold" officeooo:rsid="001f8166" officeooo:paragraph-rsid="001f8166" style:font-weight-asian="bold" style:font-weight-complex="bold"/>
    </style:style>
    <style:style style:name="P24" style:family="paragraph" style:parent-style-name="_36_._20_Respuesta_20_nivel_20_1">
      <style:text-properties officeooo:rsid="0023956b" officeooo:paragraph-rsid="0023956b"/>
    </style:style>
    <style:style style:name="P25" style:family="paragraph" style:parent-style-name="_36_._20_Respuesta_20_nivel_20_1">
      <style:text-properties officeooo:paragraph-rsid="002361b6"/>
    </style:style>
    <style:style style:name="P26" style:family="paragraph" style:parent-style-name="_36_._20_Respuesta_20_nivel_20_1">
      <style:text-properties officeooo:paragraph-rsid="00164d29"/>
    </style:style>
    <style:style style:name="P27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c5f8" officeooo:paragraph-rsid="0020c5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c2b" officeooo:paragraph-rsid="0022bc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ca14" officeooo:paragraph-rsid="0025ca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officeooo:rsid="001aa170" style:font-size-asian="16pt" style:font-size-complex="16pt"/>
    </style:style>
    <style:style style:name="T5" style:family="text">
      <style:text-properties officeooo:rsid="001aa170"/>
    </style:style>
    <style:style style:name="T6" style:family="text">
      <style:text-properties officeooo:rsid="001f81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8166" style:font-weight-asian="bold" style:font-weight-complex="bold"/>
    </style:style>
    <style:style style:name="T9" style:family="text">
      <style:text-properties style:font-name="Candara1" fo:font-size="12pt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fc648"/>
    </style:style>
    <style:style style:name="T12" style:family="text">
      <style:text-properties officeooo:rsid="0020b3c3"/>
    </style:style>
    <style:style style:name="T13" style:family="text">
      <style:text-properties officeooo:rsid="0020c5f8"/>
    </style:style>
    <style:style style:name="T14" style:family="text">
      <style:text-properties officeooo:rsid="0022bc2b"/>
    </style:style>
    <style:style style:name="T15" style:family="text">
      <style:text-properties officeooo:rsid="002361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06cm" fo:text-indent="-0.635cm" fo:margin-left="3.3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576cm" fo:text-indent="-0.635cm" fo:margin-left="4.5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6cm" fo:text-indent="-0.635cm" fo:margin-left="5.8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16cm" fo:text-indent="-0.635cm" fo:margin-left="7.1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386cm" fo:text-indent="-0.635cm" fo:margin-left="8.386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Tarea <text:span text:style-name="T5">3</text:span></text:p>
      <text:p text:style-name="P5"/>
      <text:p text:style-name="_32_._20_Intro_20_Portada"><text:span text:style-name="T4">Memorias</text:span> </text:p>
      <text:h text:style-name="P27" text:outline-level="1">Parte 1</text:h>
      <text:p text:style-name="_34_._20_Intro_20_parte">Introducción</text:p>
      <text:p text:style-name="_34_._20_Intro_20_parte"/>
      <text:list xml:id="list2144386986" text:style-name="Numbering_20_123">
        <text:list-item>
          <text:h text:style-name="P15" text:outline-level="1">¿Qué jerarquía de memoria sigue un Pc? Explica brevemente en cada nivel el tipo de memoria que lo forma.</text:h>
        </text:list-item>
      </text:list>
      <text:list xml:id="list2695683281" text:style-name="L1">
        <text:list-item>
          <text:h text:style-name="P20" text:outline-level="1"><text:span text:style-name="T9">Registros:</text:span> Sirve de almacenamiento intermedio.</text:h>
        </text:list-item>
        <text:list-item>
          <text:h text:style-name="P20" text:outline-level="1"><text:span text:style-name="T9">Caché:</text:span> Se divide en 4 niveles L1, L2, L3 y L4 los cuales cada uno tienen su <text:span text:style-name="T6">v</text:span>elocidad y capacidad, acelera<text:span text:style-name="T6">ndo</text:span> los procesos de la CPU.</text:h>
        </text:list-item>
        <text:list-item>
          <text:h text:style-name="P20" text:outline-level="1"><text:span text:style-name="T7">RAM:</text:span> Almacena información de forma <text:span text:style-name="T6">volátil</text:span>.</text:h>
        </text:list-item>
        <text:list-item>
          <text:h text:style-name="P20" text:outline-level="1"><text:span text:style-name="T7">Disco duro:</text:span> Almacena información de forma permanente.</text:h>
        </text:list-item>
        <text:list-item>
          <text:h text:style-name="P20" text:outline-level="1"><text:span text:style-name="T7">Auxiliar:</text:span> Se usa como respaldo de información.</text:h>
        </text:list-item>
      </text:list>
      <text:h text:style-name="_36_._20_Respuesta_20_nivel_20_1" text:outline-level="1"/>
      <text:list xml:id="list125252759038850" text:continue-list="list2144386986" text:style-name="Numbering_20_123">
        <text:list-item>
          <text:h text:style-name="P15" text:outline-level="1">¿Qué diferencia una memoria SRAM de un DRAM?</text:h>
        </text:list-item>
      </text:list>
      <text:list xml:id="list3689016092" text:style-name="L2">
        <text:list-item>
          <text:h text:style-name="P21" text:outline-level="1"><text:span text:style-name="T7">SRAM: </text:span><text:span text:style-name="T6">E</text:span>s más pequeña, <text:span text:style-name="T6">n</text:span>o necesita refresco, está formada por transistores y se usa <text:span text:style-name="T6">principalmente</text:span> <text:span text:style-name="T6">como caché.</text:span></text:h>
        </text:list-item>
        <text:list-item>
          <text:h text:style-name="P21" text:outline-level="1"><text:span text:style-name="T7">DRAM: </text:span>Necesita refresco, está formada por condensadores y transistores y se usa <text:span text:style-name="T6">principalmente como</text:span> RAM.</text:h>
        </text:list-item>
      </text:list>
      <text:h text:style-name="_36_._20_Respuesta_20_nivel_20_1" text:outline-level="1"/>
      <text:list xml:id="list125251837500110" text:continue-list="list125252759038850" text:style-name="Numbering_20_123">
        <text:list-item>
          <text:h text:style-name="P15" text:outline-level="1">¿Qué es el ancho de banda? ¿Y la latencia?</text:h>
        </text:list-item>
      </text:list>
      <text:list xml:id="list3750326857" text:style-name="L3">
        <text:list-item>
          <text:h text:style-name="P22" text:outline-level="1"><text:span text:style-name="T8">Ancho de banda:</text:span><text:span text:style-name="T6"> </text:span>Cantidad de información que se puede transmitir por unidad de tiempo entre CPU y memoria.</text:h>
        </text:list-item>
        <text:list-item>
          <text:h text:style-name="P23" text:outline-level="1">Latencia:<text:span text:style-name="T10"> Lo que se tarda desde que se solicita un acceso hasta memoria hasta que se recibe la respuesta.</text:span></text:h>
        </text:list-item>
      </text:list>
      <text:h text:style-name="_36_._20_Respuesta_20_nivel_20_1" text:outline-level="1"/>
      <text:list xml:id="list125251395884448" text:continue-list="list125251837500110" text:style-name="Numbering_20_123">
        <text:list-item>
          <text:h text:style-name="P15" text:outline-level="1">¿Qué tipos de memorias internas existen? ¿Qué características definen una memoria EPROM?</text:h>
        </text:list-item>
      </text:list>
      <text:h text:style-name="P13" text:outline-level="1">Exísten la RAM y la ROM. La EPROM proporciona almacenamiento de datos no volátil que persiste incluso cuando no hay alimentación.</text:h>
      <text:h text:style-name="_36_._20_Respuesta_20_nivel_20_1" text:outline-level="1"/>
      <text:list xml:id="list125251548787516" text:continue-numbering="true" text:style-name="Numbering_20_123">
        <text:list-item>
          <text:h text:style-name="P15" text:outline-level="1">¿Qué información se proporciona cuando se dice que he adquirido una memoria DDR4-3600?</text:h>
        </text:list-item>
      </text:list>
      <text:h text:style-name="_36_._20_Respuesta_20_nivel_20_1" text:outline-level="1">Se <text:span text:style-name="T11">proporciona</text:span> la velocidad (3600MHz), l<text:span text:style-name="T11">os</text:span> ciclo<text:span text:style-name="T11">s</text:span> de reloj y la latencia CAS.</text:h>
      <text:h text:style-name="_36_._20_Respuesta_20_nivel_20_1" text:outline-level="1"/>
      <text:list xml:id="list125252351240126" text:continue-numbering="true" text:style-name="Numbering_20_123">
        <text:list-item>
          <text:h text:style-name="P15" text:outline-level="1">Tengo una memoria DDR4-2666 con latencia CL16 y otra memoria DDR4-2666 con latencias CL17. ¿Cuál me proporciona mejores prestaciones? Justifica tu respuesta. ¿Y si en lugar de DDR4 con latencia CL16 la segunda hubiera sido DDR4-3600 con latencia 17?</text:h>
        </text:list-item>
      </text:list>
      <text:h text:style-name="_36_._20_Respuesta_20_nivel_20_1" text:outline-level="1">La <text:span text:style-name="T11">memoria con mejores prestaciones es la</text:span> de latencia CL16 ya que podrá acceder más rápido a los datos haciendo mejor el rendimiento.</text:h>
      <text:h text:style-name="_36_._20_Respuesta_20_nivel_20_1" text:outline-level="1"><text:soft-page-break/>La DDR4-3600 con latencia 17 <text:span text:style-name="T11">sería la mejor</text:span> <text:span text:style-name="T11">debido a que tiene más velocidad base, y es más eficaz el aumento de velocidad que la reducción de latencia.</text:span></text:h>
      <text:h text:style-name="_36_._20_Respuesta_20_nivel_20_1" text:outline-level="1"/>
      <text:list xml:id="list125252741148763" text:continue-numbering="true" text:style-name="Numbering_20_123">
        <text:list-item>
          <text:h text:style-name="P15" text:outline-level="1">¿Qué mejoras presentará la memoria DDR5 sobre la DDR4? Busca información.</text:h>
        </text:list-item>
      </text:list>
      <text:h text:style-name="P13" text:outline-level="1">Permite una mucho mejor escalabilidad de la velocidad.</text:h>
      <text:h text:style-name="_36_._20_Respuesta_20_nivel_20_1" text:outline-level="1"/>
      <text:list xml:id="list125252547216397" text:continue-numbering="true" text:style-name="Numbering_20_123">
        <text:list-item>
          <text:h text:style-name="P15" text:outline-level="1">¿Qué es un módulo de memoria? ¿Qué tipo es el más usado actualmente? ¿Qué tipo de memoria incluye?</text:h>
        </text:list-item>
      </text:list>
      <text:h text:style-name="_36_._20_Respuesta_20_nivel_20_1" text:outline-level="1">Los módulos de memoria RAM son tarjetas de circuito impreso que tienen soldados</text:h>
      <text:h text:style-name="_36_._20_Respuesta_20_nivel_20_1" text:outline-level="1">módulos integrados de memoria DRAM por una o ambas caras. </text:h>
      <text:h text:style-name="P13" text:outline-level="1">El más usado actualmente es la DDR4, que incluye memoria dinámica de acceso aleatorio sincronizada de cuarta generación y doble velocidad de datos .</text:h>
      <text:h text:style-name="_36_._20_Respuesta_20_nivel_20_1" text:outline-level="1"/>
      <text:list xml:id="list125252391707751" text:continue-numbering="true" text:style-name="Numbering_20_123">
        <text:list-item>
          <text:h text:style-name="P15" text:outline-level="1">¿Qué características tiene el encapsulado de chip tipo FBGA?</text:h>
        </text:list-item>
      </text:list>
      <text:h text:style-name="_36_._20_Respuesta_20_nivel_20_1" text:outline-level="1">Es un encapsulado de alta densidad con un entorno de operación de bajo estrés <text:span text:style-name="T11">que a su vez t</text:span>iene un pitch menor que 1 mm. </text:h>
      <text:h text:style-name="_36_._20_Respuesta_20_nivel_20_1" text:outline-level="1"/>
      <text:list xml:id="list125252211987853" text:continue-numbering="true" text:style-name="Numbering_20_123">
        <text:list-item>
          <text:h text:style-name="P15" text:outline-level="1">¿Qué entiendes por dual, triple y quad channel?</text:h>
        </text:list-item>
      </text:list>
      <text:h text:style-name="P13" text:outline-level="1">Son métodos para aprovechar mejor la memoria RAM integrados en la placa, que utilizan a la vez tantos módulos de RAM como el nombre indique para mejorar su rendimiento.</text:h>
      <text:h text:style-name="_36_._20_Respuesta_20_nivel_20_1" text:outline-level="1"/>
      <text:list xml:id="list125251319510704" text:continue-numbering="true" text:style-name="Numbering_20_123">
        <text:list-item>
          <text:h text:style-name="P15" text:outline-level="1">¿Qué es la memoria caché? ¿Qué significa SRAM? ¿Qué tiene más capacidad una memoria RAM o una memoria caché? ¿ Por qué?</text:h>
        </text:list-item>
      </text:list>
      <text:h text:style-name="_36_._20_Respuesta_20_nivel_20_1" text:outline-level="1">La caché es una mini memoria más rápida, que guarda copias de los datos que son usados con mayor frecuencia. </text:h>
      <text:h text:style-name="P13" text:outline-level="1">La SRAM es una memoria estática formada por transistores que no necesita señal de refresco para mantener el valor. </text:h>
      <text:h text:style-name="P13" text:outline-level="1">Tiene más capacidad una memoria RAM que una caché debido a que la caché es mucho más rápida y por lo tanto cuesta mucho más que la RAM.</text:h>
      <text:h text:style-name="_36_._20_Respuesta_20_nivel_20_1" text:outline-level="1"/>
      <text:list xml:id="list125251059699347" text:continue-numbering="true" text:style-name="Numbering_20_123">
        <text:list-item>
          <text:h text:style-name="P15" text:outline-level="1">¿Cómo se le llama a la memoria de vídeo?</text:h>
        </text:list-item>
      </text:list>
      <text:h text:style-name="P13" text:outline-level="1">Se llama VRAM.</text:h>
      <text:h text:style-name="_36_._20_Respuesta_20_nivel_20_1" text:outline-level="1"/>
      <text:h text:style-name="P16" text:outline-level="1"/>
      <text:list xml:id="list2512009336" text:style-name="L4">
        <text:list-item>
          <text:h text:style-name="P17" text:outline-level="1">Teniendo en cuenta la fórmula que relaciona la tasa de transferencia, la velocidad de reloj y el número de accesos por ciclo de cada una de las siguientes memorias, completa la siguiente tabla indicando las dos nomenclaturas de cada módulo y los datos que faltan.</text:h>
        </text:list-item>
      </text:list>
      <table:table table:name="Tabla1" table:style-name="Tabla1" table:template-name="Default Style">
        <table:table-column table:style-name="Tabla1.A" table:number-columns-repeated="6"/>
        <table:table-column table:style-name="Tabla1.G"/>
        <table:table-row table:style-name="Tabla1.1">
          <table:table-cell table:style-name="Tabla1.A1" office:value-type="string">
            <text:p text:style-name="P14">PC-X</text:p>
          </table:table-cell>
          <table:table-cell table:style-name="Tabla1.A1" office:value-type="string">
            <text:p text:style-name="P14">DDR-X</text:p>
          </table:table-cell>
          <table:table-cell table:style-name="Tabla1.A1" office:value-type="string">
            <text:p text:style-name="P14">Velocidad Reloj</text:p>
          </table:table-cell>
          <table:table-cell table:style-name="Tabla1.A1" office:value-type="string">
            <text:p text:style-name="P14">Frecuencia efectiva</text:p>
          </table:table-cell>
          <table:table-cell table:style-name="Tabla1.A1" office:value-type="string">
            <text:p text:style-name="P14">Accesos por ciclo</text:p>
          </table:table-cell>
          <table:table-cell table:style-name="Tabla1.A1" office:value-type="string">
            <text:p text:style-name="P14">Tasa transferencia</text:p>
          </table:table-cell>
          <table:table-cell table:style-name="Tabla1.G1" office:value-type="string">
            <text:p text:style-name="P14">Voltaje</text:p>
          </table:table-cell>
        </table:table-row>
        <table:table-row table:style-name="TableLine1974572677568">
          <table:table-cell table:style-name="Tabla1.A8" office:value-type="string">
            <text:p text:style-name="P6">PC-1600</text:p>
          </table:table-cell>
          <table:table-cell table:style-name="Tabla1.F8" office:value-type="string">
            <text:p text:style-name="P6">DDR-200</text:p>
          </table:table-cell>
          <table:table-cell table:style-name="Tabla1.E8" office:value-type="string">
            <text:p text:style-name="P6">100 MHz</text:p>
          </table:table-cell>
          <table:table-cell table:style-name="Tabla1.F8" office:value-type="string">
            <text:p text:style-name="P6">200 MHz</text:p>
          </table:table-cell>
          <table:table-cell table:style-name="Tabla1.E8" office:value-type="string">
            <text:p text:style-name="P8">2</text:p>
          </table:table-cell>
          <table:table-cell table:style-name="Tabla1.F8" office:value-type="string">
            <text:p text:style-name="P6">1.600 MB/s</text:p>
          </table:table-cell>
          <table:table-cell table:style-name="Tabla1.G8" office:value-type="string">
            <text:p text:style-name="P8">2,5V</text:p>
          </table:table-cell>
        </table:table-row>
        <table:table-row table:style-name="TableLine1974572659424">
          <table:table-cell table:style-name="Tabla1.A9" office:value-type="string">
            <text:p text:style-name="P10">PC-2400</text:p>
          </table:table-cell>
          <table:table-cell table:style-name="Tabla1.F9" office:value-type="string">
            <text:p text:style-name="P6">DDR-300</text:p>
          </table:table-cell>
          <table:table-cell table:style-name="Tabla1.E9" office:value-type="string">
            <text:p text:style-name="P10">150 MHz</text:p>
          </table:table-cell>
          <table:table-cell table:style-name="Tabla1.F9" office:value-type="string">
            <text:p text:style-name="P10">300 MHz</text:p>
          </table:table-cell>
          <table:table-cell table:style-name="Tabla1.E9" office:value-type="string">
            <text:p text:style-name="P10">2</text:p>
          </table:table-cell>
          <table:table-cell table:style-name="Tabla1.F9" office:value-type="string">
            <text:p text:style-name="P10">2400 MB/s</text:p>
          </table:table-cell>
          <table:table-cell table:style-name="Tabla1.G9" office:value-type="string">
            <text:p text:style-name="P11">2,5V</text:p>
          </table:table-cell>
        </table:table-row>
        <table:table-row table:style-name="TableLine1974572654816">
          <table:table-cell table:style-name="Tabla1.A8" office:value-type="string">
            <text:p text:style-name="P10">PC-4800</text:p>
          </table:table-cell>
          <table:table-cell table:style-name="Tabla1.F8" office:value-type="string">
            <text:p text:style-name="P10">DDR<text:span text:style-name="T13">2</text:span>-600</text:p>
          </table:table-cell>
          <table:table-cell table:style-name="Tabla1.E8" office:value-type="string">
            <text:p text:style-name="P10"><text:span text:style-name="T13">150</text:span> MHz</text:p>
          </table:table-cell>
          <table:table-cell table:style-name="Tabla1.F8" office:value-type="string">
            <text:p text:style-name="P6">600 MHz</text:p>
          </table:table-cell>
          <table:table-cell table:style-name="Tabla1.E8" office:value-type="string">
            <text:p text:style-name="P11">4</text:p>
          </table:table-cell>
          <table:table-cell table:style-name="Tabla1.F8" office:value-type="string">
            <text:p text:style-name="P10">4800 MB/s</text:p>
          </table:table-cell>
          <table:table-cell table:style-name="Tabla1.G8" office:value-type="string">
            <text:p text:style-name="P6">1,8 V</text:p>
          </table:table-cell>
        </table:table-row>
        <table:table-row table:style-name="TableLine1974572664032">
          <table:table-cell table:style-name="Tabla1.A9" office:value-type="string">
            <text:p text:style-name="P6">PC-4000</text:p>
          </table:table-cell>
          <table:table-cell table:style-name="Tabla1.F9" office:value-type="string">
            <text:p text:style-name="P10">DDR-500</text:p>
          </table:table-cell>
          <table:table-cell table:style-name="Tabla1.E9" office:value-type="string">
            <text:p text:style-name="P10">250 MHz</text:p>
          </table:table-cell>
          <table:table-cell table:style-name="Tabla1.F9" office:value-type="string">
            <text:p text:style-name="P10">500 MHz</text:p>
          </table:table-cell>
          <table:table-cell table:style-name="Tabla1.E9" office:value-type="string">
            <text:p text:style-name="P10">2</text:p>
          </table:table-cell>
          <table:table-cell table:style-name="Tabla1.F9" office:value-type="string">
            <text:p text:style-name="P10">4000 MB/s</text:p>
          </table:table-cell>
          <table:table-cell table:style-name="Tabla1.G9" office:value-type="string">
            <text:p text:style-name="P11">2,5V</text:p>
          </table:table-cell>
        </table:table-row>
        <table:table-row table:style-name="TableLine1974572658560">
          <table:table-cell table:style-name="Tabla1.A8" office:value-type="string">
            <text:p text:style-name="P10">PC3-12800</text:p>
          </table:table-cell>
          <table:table-cell table:style-name="Tabla1.F8" office:value-type="string">
            <text:p text:style-name="P6">DDR3-<text:span text:style-name="T15">200</text:span></text:p>
          </table:table-cell>
          <table:table-cell table:style-name="Tabla1.E8" office:value-type="string">
            <text:p text:style-name="P10">1600 MHz</text:p>
          </table:table-cell>
          <table:table-cell table:style-name="Tabla1.F8" office:value-type="string">
            <text:p text:style-name="P10">200 MHz</text:p>
          </table:table-cell>
          <table:table-cell table:style-name="Tabla1.E8" office:value-type="string">
            <text:p text:style-name="P10">8</text:p>
          </table:table-cell>
          <table:table-cell table:style-name="Tabla1.F8" office:value-type="string">
            <text:p text:style-name="P10">12800 MB/s</text:p>
          </table:table-cell>
          <table:table-cell table:style-name="Tabla1.G8" office:value-type="string">
            <text:p text:style-name="P11">1,35<text:span text:style-name="T14">V</text:span></text:p>
          </table:table-cell>
        </table:table-row>
        <table:table-row table:style-name="TableLine1974572664608">
          <table:table-cell table:style-name="Tabla1.A9" office:value-type="string">
            <text:p text:style-name="P11">PC-2400</text:p>
          </table:table-cell>
          <table:table-cell table:style-name="Tabla1.F9" office:value-type="string">
            <text:p text:style-name="P11">DDR-300</text:p>
          </table:table-cell>
          <table:table-cell table:style-name="Tabla1.E9" office:value-type="string">
            <text:p text:style-name="P6">150 MHz</text:p>
          </table:table-cell>
          <table:table-cell table:style-name="Tabla1.F9" office:value-type="string">
            <text:p text:style-name="P11">300 MHz</text:p>
          </table:table-cell>
          <table:table-cell table:style-name="Tabla1.E7" office:value-type="string">
            <text:p text:style-name="P11">2</text:p>
          </table:table-cell>
          <table:table-cell table:style-name="Tabla1.F9" office:value-type="string">
            <text:p text:style-name="P11">2400 MB/s</text:p>
          </table:table-cell>
          <table:table-cell table:style-name="Tabla1.G9" office:value-type="string">
            <text:p text:style-name="P9">2,5V</text:p>
          </table:table-cell>
        </table:table-row>
        <table:table-row table:style-name="TableLine1974572664896">
          <table:table-cell table:style-name="Tabla1.A8" office:value-type="string">
            <text:p text:style-name="P6">PC2-<text:span text:style-name="T12">6400</text:span></text:p>
          </table:table-cell>
          <table:table-cell table:style-name="Tabla1.F8" office:value-type="string">
            <text:p text:style-name="P29">DDR2-<text:span text:style-name="T15">8</text:span>00</text:p>
          </table:table-cell>
          <table:table-cell table:style-name="Tabla1.E8" office:value-type="string">
            <text:p text:style-name="P29">200 MHz</text:p>
          </table:table-cell>
          <table:table-cell table:style-name="Tabla1.F8" office:value-type="string">
            <text:p text:style-name="P29">800 MHz</text:p>
          </table:table-cell>
          <table:table-cell table:style-name="Tabla1.E8" office:value-type="string">
            <text:p text:style-name="P11">4</text:p>
          </table:table-cell>
          <table:table-cell table:style-name="Tabla1.F8" office:value-type="string">
            <text:p text:style-name="P6">6.400 MB/s</text:p>
          </table:table-cell>
          <table:table-cell table:style-name="Tabla1.G8" office:value-type="string">
            <text:p text:style-name="P11">1,8V</text:p>
          </table:table-cell>
        </table:table-row>
        <table:table-row table:style-name="TableLine1974572652224">
          <table:table-cell table:style-name="Tabla1.A9" office:value-type="string">
            <text:p text:style-name="P29">PC3-16000</text:p>
          </table:table-cell>
          <table:table-cell table:style-name="Tabla1.F9" office:value-type="string">
            <text:p text:style-name="P6">DDR3-<text:span text:style-name="T14">2</text:span><text:span text:style-name="T15">00</text:span><text:span text:style-name="T14">0</text:span></text:p>
          </table:table-cell>
          <table:table-cell table:style-name="Tabla1.E9" office:value-type="string">
            <text:p text:style-name="P29">250 MHz</text:p>
          </table:table-cell>
          <table:table-cell table:style-name="Tabla1.F9" office:value-type="string">
            <text:p text:style-name="P6">2.000 MHz</text:p>
          </table:table-cell>
          <table:table-cell table:style-name="Tabla1.E9" office:value-type="string">
            <text:p text:style-name="P29">8</text:p>
          </table:table-cell>
          <table:table-cell table:style-name="Tabla1.F9" office:value-type="string">
            <text:p text:style-name="P29">16000 MB/s</text:p>
          </table:table-cell>
          <table:table-cell table:style-name="Tabla1.G9" office:value-type="string">
            <text:p text:style-name="P29">1,35V</text:p>
          </table:table-cell>
        </table:table-row>
        <table:table-row table:style-name="TableLine1974572665760">
          <table:table-cell table:style-name="Tabla1.A10" office:value-type="string">
            <text:p text:style-name="P6">PC4-2400</text:p>
          </table:table-cell>
          <table:table-cell table:style-name="Tabla1.F10" office:value-type="string">
            <text:p text:style-name="P29">DDR4-<text:span text:style-name="T15">300</text:span></text:p>
          </table:table-cell>
          <table:table-cell table:style-name="Tabla1.E10" office:value-type="string">
            <text:p text:style-name="P29">18,75 MHz</text:p>
          </table:table-cell>
          <table:table-cell table:style-name="Tabla1.F10" office:value-type="string">
            <text:p text:style-name="P29">300MHz</text:p>
          </table:table-cell>
          <table:table-cell table:style-name="Tabla1.E10" office:value-type="string">
            <text:p text:style-name="P29">16</text:p>
          </table:table-cell>
          <table:table-cell table:style-name="Tabla1.F10" office:value-type="string">
            <text:p text:style-name="P10">2400 <text:span text:style-name="T14">MB/s</text:span></text:p>
          </table:table-cell>
          <table:table-cell table:style-name="Tabla1.G10" office:value-type="string">
            <text:p text:style-name="P29">1,1V</text:p>
          </table:table-cell>
        </table:table-row>
      </table:table>
      <text:h text:style-name="_36_._20_Respuesta_20_nivel_20_1" text:outline-level="1"/>
      <text:list xml:id="list125252662039108" text:continue-numbering="true" text:style-name="L4">
        <text:list-item>
          <text:h text:style-name="P18" text:outline-level="1">Rellena la siguiente tabla con los modelos más punteros de las diferentes marcas de fabricantes de RAM más actuales.</text:h>
        </text:list-item>
      </text:list>
      <table:table table:name="Tabla2" table:style-name="Tabla2" table:template-name="Default Style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7">Modelo</text:p>
          </table:table-cell>
          <table:table-cell table:style-name="Tabla2.B1" office:value-type="string">
            <text:p text:style-name="P6">VENGEANCE</text:p>
          </table:table-cell>
          <table:table-cell table:style-name="Tabla2.B1" office:value-type="string">
            <text:p text:style-name="P6">FURY Renegade</text:p>
          </table:table-cell>
          <table:table-cell table:style-name="Tabla2.D1" office:value-type="string">
            <text:p text:style-name="P6">T-FORCE XTREEM DDR5</text:p>
          </table:table-cell>
        </table:table-row>
        <table:table-row table:style-name="Tabla2.1">
          <table:table-cell table:style-name="Tabla2.A2" office:value-type="string">
            <text:p text:style-name="P7">Velocidad física</text:p>
          </table:table-cell>
          <table:table-cell table:style-name="Tabla2.B2" office:value-type="string">
            <text:p text:style-name="P31"/>
          </table:table-cell>
          <table:table-cell table:style-name="Tabla2.B2" office:value-type="string">
            <text:p text:style-name="P31">7200 MHz</text:p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Velocidad efectiva</text:p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Latencias</text:p>
          </table:table-cell>
          <table:table-cell table:style-name="Tabla2.B2" office:value-type="string">
            <text:p text:style-name="P31"/>
          </table:table-cell>
          <table:table-cell table:style-name="Tabla2.B2" office:value-type="string">
            <text:p text:style-name="P31">CL19</text:p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Capacidad</text:p>
          </table:table-cell>
          <table:table-cell table:style-name="Tabla2.B2" office:value-type="string">
            <text:p text:style-name="P31"/>
          </table:table-cell>
          <table:table-cell table:style-name="Tabla2.B2" office:value-type="string">
            <text:p text:style-name="P31">16 GB</text:p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Ancho de banda</text:p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Tipo de memoria</text:p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31">DDR5</text:p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Voltaje</text:p>
          </table:table-cell>
          <table:table-cell table:style-name="Tabla2.B2" office:value-type="string">
            <text:p text:style-name="P31"/>
          </table:table-cell>
          <table:table-cell table:style-name="Tabla2.B2" office:value-type="string">
            <text:p text:style-name="P31">1,8</text:p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Fabricante</text:p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Tipo de</text:p>
            <text:p text:style-name="P7">encapsulado de</text:p>
            <text:p text:style-name="P7">cada chip de</text:p>
            <text:p text:style-name="P7">memoria</text:p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Tipo de módulo / número de contactos</text:p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  <table:table-row table:style-name="Tabla2.1">
          <table:table-cell table:style-name="Tabla2.A2" office:value-type="string">
            <text:p text:style-name="P7">Precio</text:p>
          </table:table-cell>
          <table:table-cell table:style-name="Tabla2.B2" office:value-type="string">
            <text:p text:style-name="P6"/>
          </table:table-cell>
          <table:table-cell table:style-name="Tabla2.B2" office:value-type="string">
            <text:p text:style-name="P6"/>
          </table:table-cell>
          <table:table-cell table:style-name="Tabla2.D2" office:value-type="string">
            <text:p text:style-name="P6"/>
          </table:table-cell>
        </table:table-row>
      </table:table>
      <text:h text:style-name="P3" text:outline-level="1"/>
      <text:h text:style-name="P26" text:outline-level="1"><text:soft-page-break/></text:h>
      <text:list xml:id="list496751689" text:style-name="L5">
        <text:list-item>
          <text:h text:style-name="P19" text:outline-level="1">¿Qué puedo deducir de esta información 16G (8GB 2Rx8 1G x 64-Bit x 2pcs.)DDR3-1600 CL10 240-Pin DIMM Kit?</text:h>
        </text:list-item>
      </text:list>
      <text:h text:style-name="P25" text:outline-level="1"><text:span text:style-name="T15">Se trata de un pack de 2 módulos de RAM de 8 GB con 64 bits, de DDR3, una latencia de 10 ms.</text:span></text:h>
      <text:h text:style-name="P12" text:outline-level="1"/>
      <text:list xml:id="list125251732524784" text:continue-numbering="true" text:style-name="L5">
        <text:list-item>
          <text:h text:style-name="P19" text:outline-level="1">¿Qué me dices sobre… MEMORIA KIT 16GB (4x4GB) DDR4 3600 CL 17?</text:h>
        </text:list-item>
      </text:list>
      <text:h text:style-name="P24" text:outline-level="1">Es un pack de 4 módulos de RAM de 4GB de DDR4 con frecuencia efectiva de 3600 MHz y una latencia de 17 ms.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aktiv-grotesk" svg:font-family="aktiv-grotesk, sans-serif"/>
    <style:font-face style:name="breuer text" svg:font-family="'breuer text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margin-right="0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 fo:margin-right="0cm" fo:text-indent="0cm" style:auto-text-indent="false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 fo:margin-right="0cm" fo:text-indent="0cm" style:auto-text-indent="false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3-11-15T12:52:50.636000228">15 de noviembre de 2023</text:date></text:p>
      </style:header>
      <style:footer>
        <text:p text:style-name="MP2"><text:tab/><text:tab/><text:bookmark-start text:name="PageNumWizard_FOOTER_Estilo de página predeterminado1"/><text:page-number text:select-page="current">6</text:page-number> / <text:page-count>6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0:45:40.730000000</meta:creation-date>
    <meta:editing-duration>PT1H32M7S</meta:editing-duration>
    <meta:editing-cycles>11</meta:editing-cycles>
    <meta:generator>LibreOffice/7.3.4.2$Windows_X86_64 LibreOffice_project/728fec16bd5f605073805c3c9e7c4212a0120dc5</meta:generator>
    <dc:date>2023-11-15T12:52:50.582000000</dc:date>
    <meta:document-statistic meta:table-count="2" meta:image-count="0" meta:object-count="0" meta:page-count="6" meta:paragraph-count="140" meta:word-count="892" meta:character-count="4967" meta:non-whitespace-character-count="4190"/>
  </office:meta>
</office:document-meta>
</file>